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e11d" officeooo:paragraph-rsid="0005e11d"/>
    </style:style>
    <style:style style:name="P2" style:family="paragraph" style:parent-style-name="Standard">
      <style:paragraph-properties fo:text-align="start" style:justify-single-word="false"/>
      <style:text-properties officeooo:rsid="0005e11d" officeooo:paragraph-rsid="0005e11d"/>
    </style:style>
    <style:style style:name="P3" style:family="paragraph" style:parent-style-name="Standard">
      <style:paragraph-properties fo:text-align="start" style:justify-single-word="false"/>
      <style:text-properties officeooo:rsid="00070274" officeooo:paragraph-rsid="00070274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5e11d" officeooo:paragraph-rsid="0005e11d"/>
    </style:style>
    <style:style style:name="P5" style:family="paragraph" style:parent-style-name="Standard">
      <style:paragraph-properties fo:text-align="start" style:justify-single-word="false"/>
      <style:text-properties officeooo:rsid="0008cac1" officeooo:paragraph-rsid="0008cac1"/>
    </style:style>
    <style:style style:name="T1" style:family="text">
      <style:text-properties officeooo:rsid="0008ca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 Exo</text:p>
      <text:p text:style-name="P1"/>
      <text:p text:style-name="P2">1) a,b</text:p>
      <text:p text:style-name="P2">2) a,b</text:p>
      <text:p text:style-name="P3">3) a,b,c</text:p>
      <text:p text:style-name="P3">4) a,<text:span text:style-name="T1">b</text:span>,e</text:p>
      <text:p text:style-name="P5">5) a,b</text:p>
      <text:p text:style-name="P5">6) a,b</text:p>
      <text:p text:style-name="P5">7) a,b,c</text:p>
      <text:p text:style-name="P5">8) 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7:12:44.783576379</meta:creation-date>
    <dc:date>2022-10-05T17:17:47.728623149</dc:date>
    <meta:editing-duration>PT5M4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9" meta:word-count="18" meta:character-count="60" meta:non-whitespace-character-count="51"/>
  </office:meta>
</office:document-meta>
</file>